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Standard">
      <style:text-properties officeooo:paragraph-rsid="0044bb67"/>
    </style:style>
    <style:style style:name="P25" style:family="paragraph" style:parent-style-name="Heading_20_1" style:master-page-name="First_20_Page">
      <style:paragraph-properties style:page-number="auto"/>
    </style:style>
    <style:style style:name="P26" style:family="paragraph" style:parent-style-name="Heading_20_3">
      <style:paragraph-properties fo:margin-top="0in" fo:margin-bottom="0.1181in" style:contextual-spacing="false"/>
    </style:style>
    <style:style style:name="P27"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Heading_20_3">
      <style:text-properties officeooo:rsid="00222c84" officeooo:paragraph-rsid="00222c84"/>
    </style:style>
    <style:style style:name="P29" style:family="paragraph" style:parent-style-name="Heading_20_3">
      <style:text-properties officeooo:rsid="0044bb67" officeooo:paragraph-rsid="0044bb67"/>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text-properties officeooo:rsid="001e1db3" officeooo:paragraph-rsid="001e1db3"/>
    </style:style>
    <style:style style:name="P33" style:family="paragraph" style:parent-style-name="Standard">
      <style:text-properties officeooo:paragraph-rsid="0027a086"/>
    </style:style>
    <style:style style:name="P34" style:family="paragraph">
      <loext:graphic-properties draw:fill="solid" draw:fill-color="#c0c0c0" draw:opacity="50%"/>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officeooo:rsid="0044bb67"/>
    </style:style>
    <style:style style:name="T41" style:family="text">
      <style:text-properties officeooo:rsid="00456c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5444416" text:id="ct105553145444416">
          <text:insertion>
            <office:change-info>
              <dc:creator>Bob Jacobsen</dc:creator>
              <dc:date>2025-01-06T11:07:12</dc:date>
            </office:change-info>
          </text:insertion>
        </text:changed-region>
        <text:changed-region xml:id="ct105553145440816" text:id="ct105553145440816">
          <text:insertion>
            <office:change-info>
              <dc:creator>Bob Jacobsen</dc:creator>
              <dc:date>2025-01-06T11:04:30</dc:date>
            </office:change-info>
          </text:insertion>
        </text:changed-region>
        <text:changed-region xml:id="ct105553145441056" text:id="ct105553145441056">
          <text:deletion>
            <office:change-info>
              <dc:creator>Bob Jacobsen</dc:creator>
              <dc:date>2025-01-06T11:05:30</dc:date>
            </office:change-info>
            <text:p text:style-name="P10"><text:span text:style-name="T1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6"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7"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6"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6"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3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30">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30">IPv6 is coming. <text:s/>It provides addresses that are too large to use directly. Even before that happens, the various issues of IPv4 to IPv6 mapping raise all sorts of questions about uniqueness of IPv4 addresses.</text:p>
        </text:list-item>
        <text:list-item>
          <text:p text:style-name="P30">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6"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6"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1">Lease time can be extended through a renewal process.</text:p>
        </text:list-item>
        <text:list-item>
          <text:p text:style-name="P31">The server does not reassign a previously assigned <text:span text:style-name="T29">and currently expired </text:span>Unique Identifier until it has run through the entire pool allocated to it.</text:p>
        </text:list-item>
        <text:list-item>
          <text:p text:style-name="P31">The server allows the client to suggest a Unique Identifier that it would like f<text:span text:style-name="T24">r</text:span>om the server's pool.</text:p>
        </text:list-item>
        <text:list-item>
          <text:p text:style-name="P32">The server have persistent storage of current leases that it can can consult in case of a restart.</text:p>
        </text:list-item>
        <text:list-item>
          <text:p text:style-name="P31">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8"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P29" text:outline-level="3"><text:bookmark-start text:name="__RefHeading___Toc2907_3119946034"/><text:change-start text:change-id="ct105553145440816"/><text:soft-page-break/>Locally-<text:span text:style-name="T41">Allocated</text:span> Identifiers<text:bookmark-end text:name="__RefHeading___Toc2907_3119946034"/></text:h>
      <text:p text:style-name="P24">It is strongly recommended that Unique identifiers be constructed from ranges allocated to a particular user or manufacturer <text:span text:style-name="T40">(Sections 5.4, 5.5, 5.7, and 5.11)</text:span>, or those dedicated to specific purposes by the Unique Identifiers Standard <text:span text:style-name="T40">(Sections 5.3, 5.6, 5.8, and 5.10)</text:span>. This guarantees that there will be no conflicts with other equipment currently part of an LCC network or added in the future.</text:p>
      <text:p text:style-name="P24">Never-the-less, some constructors of LCC networks want to allocate bits in an Event ID<text:note text:id="ftn1" text:note-class="footnote"><text:note-citation>1</text:note-citation><text:note-body><text:p text:style-name="Footnote"><text:change-start text:change-id="ct105553145444416"/>See the Event Identifiers Standard and Technical Note<text:change-end text:change-id="ct105553145444416"/></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24">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41">throttle or </text:span>train is brought to run on the layout, that might cause a conflict. <text:s/>These can be difficult to resolve.</text:p>
      <text:p text:style-name="P24">The 0x0A Unique Identifier range is meant to reduce the probability of conflicts when doing local <text:span text:style-name="T41">allocation</text:span> of Unique IDs and Event IDs.</text:p>
      <text:p text:style-name="P24">By <text:span text:style-name="T41">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4">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text:change-end text:change-id="ct105553145440816"/>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oft-page-break/><text:span text:style-name="T16">Because of the inherent difficulties in protecting an SQL or other Internet accessible databases from abuse, both </text:span><text:span text:style-name="T17">intentionally </text:span><text:span text:style-name="T16">malicious and unintentional, a</text:span><text:change text:change-id="ct105553145441056"/><text:span text:style-name="T1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text:tab/>1</text:p>
          <text:p text:style-name="P21"><text:s/>2 <text:s/>Annotations to the Standard<text:tab/>1</text:p>
          <text:p text:style-name="P19"><text:s/>2.1 <text:s/>Introduction<text:tab/>1</text:p>
          <text:p text:style-name="P19"><text:s/>2.2 <text:s/>Intended Use<text:tab/>1</text:p>
          <text:p text:style-name="P19"><text:s/>2.3 <text:s/>References and Context<text:tab/>1</text:p>
          <text:p text:style-name="P19"><text:s/>2.4 <text:s/>Format<text:tab/>1</text:p>
          <text:p text:style-name="P19"><text:s/>2.5 <text:s/>Allocation<text:tab/>2</text:p>
          <text:p text:style-name="P20"><text:s/>2.5.1 <text:s/>Overview<text:tab/>2</text:p>
          <text:p text:style-name="P20"><text:s/>2.5.2 <text:s/>Reserved Leading Zero<text:tab/>2</text:p>
          <text:p text:style-name="P20"><text:s/>2.5.3 <text:s/>Well-Known Global Identifiers<text:tab/>2</text:p>
          <text:p text:style-name="P20"><text:s/>2.5.4 <text:s/>Manufacturer Specific<text:tab/>3</text:p>
          <text:p text:style-name="P20"><text:s/>2.5.5 <text:s/>Self-Assigning Groups<text:tab/>3</text:p>
          <text:p text:style-name="P20"><text:s/>2.5.6 <text:s/>Assigned by Software at Runtime<text:tab/>4</text:p>
          <text:p text:style-name="P20"><text:s/>2.5.7 <text:s/>Specifically Assigned by Request<text:tab/>5</text:p>
          <text:p text:style-name="P20"><text:s/>2.5.8 <text:s/>Locomotive Control Systems<text:tab/>5</text:p>
          <text:p text:style-name="P20"><text:s/>2.5.9 <text:s/>RFID and NFC<text:tab/>6</text:p>
          <text:p text:style-name="P20"><text:s/>2.5.10 <text:s/>Temporary Assigned by Software at Runtime<text:tab/>6</text:p>
          <text:p text:style-name="P20"><text:s/>2.5.11 <text:s/>Long (16-bit) NMRA DCC Manufacture Specific<text:tab/>6</text:p>
          <text:p text:style-name="P20"><text:s/>2.5.12 <text:s/>Locally-Allocated Identifiers<text:tab/>7</text:p>
          <text:p text:style-name="P20"><text:s/>2.5.13 <text:s/>Reserved Unique Identifiers<text:tab/>7</text:p>
          <text:p text:style-name="P21"><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ne 14, 2025</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8" draw:name="PowerPlusWaterMarkObject" draw:style-name="Mgr2" draw:text-style-name="MP2" svg:width="6.4996in" svg:height="28.97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42</meta:editing-cycles>
    <meta:editing-duration>P1DT16H17M1S</meta:editing-duration>
    <meta:generator>LibreOffice/7.4.6.2$MacOSX_X86_64 LibreOffice_project/5b1f5509c2decdade7fda905e3e1429a67acd63d</meta:generator>
    <dc:date>2025-06-14T08:51:19.561704793</dc:date>
    <dc:subject> </dc:subject>
    <dc:creator>Bob Jacobsen</dc:creator>
    <meta:document-statistic meta:table-count="1" meta:image-count="1" meta:object-count="0" meta:page-count="9" meta:paragraph-count="113" meta:word-count="3740" meta:character-count="23607" meta:non-whitespace-character-count="19854"/>
    <meta:user-defined meta:name="OLCBdate">June 14, 2025</meta:user-defined>
    <meta:user-defined meta:name="OLCBstatus">Adopted</meta:user-defined>
    <meta:user-defined meta:name="OLCByear">2025</meta:user-defined>
  </office:meta>
</office:document-meta>
</file>